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064a39" officeooo:paragraph-rsid="00064a39" fo:background-color="#ce181e"/>
    </style:style>
    <style:style style:name="P2" style:family="paragraph" style:parent-style-name="Standard" style:list-style-name="L2">
      <style:text-properties officeooo:rsid="000c0c60" officeooo:paragraph-rsid="000c0c60" fo:background-color="#ffffff"/>
    </style:style>
    <style:style style:name="P3" style:family="paragraph" style:parent-style-name="Standard">
      <style:text-properties officeooo:rsid="000c0c60" officeooo:paragraph-rsid="000c0c60" fo:background-color="#ffffff"/>
    </style:style>
    <style:style style:name="P4" style:family="paragraph" style:parent-style-name="Standard" style:list-style-name="L1">
      <style:text-properties officeooo:rsid="0005a873" fo:background-color="#ffffff"/>
    </style:style>
    <style:style style:name="P5" style:family="paragraph" style:parent-style-name="Standard" style:list-style-name="L2">
      <style:text-properties officeooo:rsid="00071b5e" officeooo:paragraph-rsid="00071b5e" fo:background-color="#ffffff"/>
    </style:style>
    <style:style style:name="P6" style:family="paragraph" style:parent-style-name="Standard" style:list-style-name="L2">
      <style:text-properties officeooo:rsid="001afbdd" officeooo:paragraph-rsid="001afbdd" fo:background-color="#ffffff"/>
    </style:style>
    <style:style style:name="P7" style:family="paragraph" style:parent-style-name="Standard" style:list-style-name="L2">
      <style:text-properties officeooo:rsid="00094dcd" officeooo:paragraph-rsid="00094dcd" fo:background-color="#ffffff"/>
    </style:style>
    <style:style style:name="P8" style:family="paragraph" style:parent-style-name="Standard" style:list-style-name="L2">
      <style:text-properties officeooo:rsid="0009ead9" officeooo:paragraph-rsid="0009ead9" fo:background-color="#ffffff"/>
    </style:style>
    <style:style style:name="P9" style:family="paragraph" style:parent-style-name="Standard" style:list-style-name="L2">
      <style:text-properties officeooo:rsid="000dff6f" officeooo:paragraph-rsid="000dff6f" fo:background-color="#ffffff"/>
    </style:style>
    <style:style style:name="P10" style:family="paragraph" style:parent-style-name="Standard" style:list-style-name="L2">
      <style:text-properties officeooo:rsid="000f10de" officeooo:paragraph-rsid="000f10de" fo:background-color="#ffffff"/>
    </style:style>
    <style:style style:name="P11" style:family="paragraph" style:parent-style-name="Standard" style:list-style-name="L2">
      <style:text-properties officeooo:rsid="0017b361" officeooo:paragraph-rsid="0017b361" fo:background-color="#ffffff"/>
    </style:style>
    <style:style style:name="T1" style:family="text">
      <style:text-properties officeooo:rsid="0008ac56"/>
    </style:style>
    <style:style style:name="T2" style:family="text">
      <style:text-properties officeooo:rsid="00094dcd"/>
    </style:style>
    <style:style style:name="T3" style:family="text">
      <style:text-properties officeooo:rsid="000b4eb9"/>
    </style:style>
    <style:style style:name="T4" style:family="text">
      <style:text-properties officeooo:rsid="000dff6f"/>
    </style:style>
    <style:style style:name="T5" style:family="text">
      <style:text-properties officeooo:rsid="000f10de"/>
    </style:style>
    <style:style style:name="T6" style:family="text">
      <style:text-properties officeooo:rsid="0010c07e"/>
    </style:style>
    <style:style style:name="T7" style:family="text">
      <style:text-properties officeooo:rsid="0017b361"/>
    </style:style>
    <style:style style:name="T8" style:family="text">
      <style:text-properties officeooo:rsid="00194a4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list xml:id="list2221845164" text:style-name="L1">
        <text:list-item>
          <text:p text:style-name="P4">Fornece um intervalo de datas e são retornados os produtos vendidos naquela intervalo.</text:p>
        </text:list-item>
      </text:list>
      <text:list xml:id="list1043191353" text:style-name="L2">
        <text:list-item>
          <text:p text:style-name="P5">Fornece o setor e são retornados os funcionários que trabalham nesse setor.</text:p>
        </text:list-item>
        <text:list-item>
          <text:p text:style-name="P6">Fornece o setor e é retornado o funcionário que o gerencia.</text:p>
        </text:list-item>
        <text:list-item>
          <text:p text:style-name="P5">Fornece o código de barras <text:span text:style-name="T1">e são retornados a quantidade desse produto no estoque.</text:span></text:p>
        </text:list-item>
        <text:list-item>
          <text:p text:style-name="P7">Fornece a forma de pagamento e<text:span text:style-name="T4"> um intervalo de data e </text:span>retorna o lucro.</text:p>
        </text:list-item>
        <text:list-item>
          <text:p text:style-name="P8">Fornece um intervalo de datas e retorna os produtos que possuem a validade neste período de tempo.</text:p>
        </text:list-item>
        <text:list-item>
          <text:p text:style-name="P8">Fornece <text:span text:style-name="T3">a matrícula do funcionário e retorna o seu salário.</text:span></text:p>
        </text:list-item>
        <text:list-item>
          <text:p text:style-name="P2">Fornece a data e retorna todos os produtos que foram fornecidos nessa data.</text:p>
        </text:list-item>
        <text:list-item>
          <text:p text:style-name="P9">Fornece o nome do fornecedor e são retornados os telefones.</text:p>
        </text:list-item>
        <text:list-item>
          <text:p text:style-name="P10">Fornece o código de barras e retorna o valor unitário e descrição do produto.</text:p>
        </text:list-item>
        <text:list-item>
          <text:p text:style-name="P11">Fornece o código da compra e retorna o funcionário que <text:span text:style-name="T8">administrou a compr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4:44:52.890000000</meta:creation-date>
    <dc:date>2018-07-20T16:58:55.894000000</dc:date>
    <meta:editing-duration>PT2H22M34S</meta:editing-duration>
    <meta:editing-cycles>7</meta:editing-cycles>
    <meta:generator>LibreOffice/6.0.5.2$Windows_X86_64 LibreOffice_project/54c8cbb85f300ac59db32fe8a675ff7683cd5a16</meta:generator>
    <meta:document-statistic meta:table-count="0" meta:image-count="0" meta:object-count="0" meta:page-count="1" meta:paragraph-count="11" meta:word-count="152" meta:character-count="827" meta:non-whitespace-character-count="697"/>
  </office:meta>
</office:document-meta>
</file>